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500000014F1B938C90.png"/>
  <manifest:file-entry manifest:media-type="image/png" manifest:full-path="Pictures/10000000000004D3000002CEA580DBCE.png"/>
  <manifest:file-entry manifest:media-type="image/png" manifest:full-path="Pictures/10000000000004D000000240940983E1.png"/>
  <manifest:file-entry manifest:media-type="image/png" manifest:full-path="Pictures/100000000000037A000002D9E4657A35.png"/>
  <manifest:file-entry manifest:media-type="image/png" manifest:full-path="Pictures/10000000000004D1000002691BF00C1A.png"/>
  <manifest:file-entry manifest:media-type="image/png" manifest:full-path="Pictures/100000000000047D00000288FFC7B0C2.png"/>
  <manifest:file-entry manifest:media-type="image/png" manifest:full-path="Pictures/100000000000041C0000020E1095A07A.png"/>
  <manifest:file-entry manifest:media-type="image/png" manifest:full-path="Pictures/10000000000002F4000000CB57E17CF1.png"/>
  <manifest:file-entry manifest:media-type="image/png" manifest:full-path="Pictures/100000000000024D000001014DE41199.png"/>
  <manifest:file-entry manifest:media-type="image/png" manifest:full-path="Pictures/10000000000002A20000009F6CA26C01.png"/>
  <manifest:file-entry manifest:media-type="image/png" manifest:full-path="Pictures/10000000000004170000025A4F4D96E6.png"/>
  <manifest:file-entry manifest:media-type="image/png" manifest:full-path="Pictures/1000000000000507000002FC271699AB.png"/>
  <manifest:file-entry manifest:media-type="image/png" manifest:full-path="Pictures/10000000000004CC00000241C3BF6300.png"/>
  <manifest:file-entry manifest:media-type="image/png" manifest:full-path="Pictures/10000000000002F5000000D0B41AFA75.png"/>
  <manifest:file-entry manifest:media-type="image/png" manifest:full-path="Pictures/100000000000035F000001733E9EC94B.png"/>
  <manifest:file-entry manifest:media-type="image/png" manifest:full-path="Pictures/1000000000000475000002E4844B4867.png"/>
  <manifest:file-entry manifest:media-type="image/png" manifest:full-path="Pictures/100000000000040800000099103C022A.png"/>
  <manifest:file-entry manifest:media-type="image/png" manifest:full-path="Pictures/100000000000047C000002979FFBC4D7.png"/>
  <manifest:file-entry manifest:media-type="image/png" manifest:full-path="Pictures/1000000000000498000002AB13479F3D.png"/>
  <manifest:file-entry manifest:media-type="image/png" manifest:full-path="Pictures/100000000000024D000001B2E5B9C1CF.png"/>
  <manifest:file-entry manifest:media-type="image/png" manifest:full-path="Pictures/1000000000000478000000E80631DC63.png"/>
  <manifest:file-entry manifest:media-type="image/png" manifest:full-path="Pictures/100000000000047B000002EDEED67CB6.png"/>
  <manifest:file-entry manifest:media-type="image/png" manifest:full-path="Pictures/10000000000000B20000005CBA060267.png"/>
  <manifest:file-entry manifest:media-type="image/png" manifest:full-path="Pictures/10000000000004AE0000027281D9EA21.png"/>
  <manifest:file-entry manifest:media-type="image/png" manifest:full-path="Pictures/100000000000047A000002BB9C5C3535.png"/>
  <manifest:file-entry manifest:media-type="image/png" manifest:full-path="Pictures/100000000000051A000002F443E3FB44.png"/>
  <manifest:file-entry manifest:media-type="image/png" manifest:full-path="Pictures/100000000000051C000002FBE1309CA6.png"/>
  <manifest:file-entry manifest:media-type="image/png" manifest:full-path="Pictures/1000000000000551000002C5E5A3672A.png"/>
  <manifest:file-entry manifest:media-type="image/png" manifest:full-path="Pictures/10000000000004D3000002C639E05A91.png"/>
  <manifest:file-entry manifest:media-type="image/png" manifest:full-path="Pictures/100000000000041F0000025EFBF48A7F.png"/>
  <manifest:file-entry manifest:media-type="image/png" manifest:full-path="Pictures/10000000000004C400000261F9B20188.png"/>
  <manifest:file-entry manifest:media-type="image/png" manifest:full-path="Pictures/1000000000000363000001702FC944F7.png"/>
  <manifest:file-entry manifest:media-type="image/png" manifest:full-path="Pictures/100000000000043E000002904FE109CD.png"/>
  <manifest:file-entry manifest:media-type="image/png" manifest:full-path="Pictures/10000000000004D3000002D4394967D5.png"/>
  <manifest:file-entry manifest:media-type="image/png" manifest:full-path="Pictures/1000000000000431000001C2CE4DC96A.png"/>
  <manifest:file-entry manifest:media-type="image/png" manifest:full-path="Pictures/100000000000041F0000025C1639AB21.png"/>
  <manifest:file-entry manifest:media-type="image/png" manifest:full-path="Pictures/10000000000004190000023E9BEBBFE2.png"/>
  <manifest:file-entry manifest:media-type="image/png" manifest:full-path="Pictures/100000000000024900000187EF136FB1.png"/>
  <manifest:file-entry manifest:media-type="image/png" manifest:full-path="Pictures/100000000000045700000225DAE17F1F.png"/>
  <manifest:file-entry manifest:media-type="image/png" manifest:full-path="Pictures/10000000000004130000025CC1908158.png"/>
  <manifest:file-entry manifest:media-type="image/png" manifest:full-path="Pictures/1000000000000551000002ECBE265A29.png"/>
  <manifest:file-entry manifest:media-type="image/png" manifest:full-path="Pictures/100000000000051900000295408E28D6.png"/>
  <manifest:file-entry manifest:media-type="image/png" manifest:full-path="Pictures/1000000000000479000002A33C0EC631.png"/>
  <manifest:file-entry manifest:media-type="image/png" manifest:full-path="Pictures/10000000000003F30000020679279C86.png"/>
  <manifest:file-entry manifest:media-type="image/png" manifest:full-path="Pictures/100000000000047F000002ABACBAE8D9.png"/>
  <manifest:file-entry manifest:media-type="image/png" manifest:full-path="Pictures/10000000000004D000000236570FEE9A.png"/>
  <manifest:file-entry manifest:media-type="image/png" manifest:full-path="Pictures/100000000000047B000002E3C64E07A1.png"/>
  <manifest:file-entry manifest:media-type="image/png" manifest:full-path="Pictures/1000000000000501000001D5FF0FAE61.png"/>
  <manifest:file-entry manifest:media-type="image/png" manifest:full-path="Pictures/100000000000047E00000276088EB253.png"/>
  <manifest:file-entry manifest:media-type="image/png" manifest:full-path="Pictures/10000000000004180000021F4EFFC09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textarea-vertical-align="middle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5" style:family="graphic" style:parent-style-name="Object_20_with_20_no_20_fill_20_and_20_no_20_line">
      <style:graphic-properties draw:stroke="solid" svg:stroke-width="0.035cm" svg:stroke-color="#b2b2b2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stroke="none" draw:stroke-dash="Line_20_with_20_Fine_20_Dots" svg:stroke-opacity="0%" draw:stroke-linejoin="round" svg:stroke-linecap="round" draw:fill="none" draw:textarea-vertical-align="middle" draw:color-mode="standard" draw:luminance="0%" draw:contrast="0%" draw:gamma="100%" draw:red="0%" draw:green="0%" draw:blue="0%" fo:clip="rect(0cm, 0cm, 0cm, 0cm)" draw:image-opacity="75%" style:mirror="none"/>
    </style:style>
    <style:style style:name="gr8" style:family="graphic" style:parent-style-name="Object_20_with_20_no_20_fill_20_and_20_no_20_line">
      <style:graphic-properties draw:stroke="solid" svg:stroke-width="0.018cm" svg:stroke-color="#111111" draw:marker-start-width="0.227cm" draw:marker-end-width="0.227cm" svg:stroke-opacity="30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1" style:family="graphic" style:parent-style-name="Object_20_with_20_no_20_fill_20_and_20_no_20_line">
      <style:graphic-properties draw:stroke="solid" svg:stroke-width="0.035cm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53cm" svg:stroke-color="#111111" draw:marker-start-width="0.279cm" draw:marker-end-width="0.279cm" draw:fill-color="#ffffff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fo:min-height="0.674cm"/>
    </style:style>
    <style:style style:name="gr15" style:family="graphic" style:parent-style-name="standard">
      <style:graphic-properties draw:stroke="none" svg:stroke-color="#000000" draw:fill="none" draw:fill-color="#ffffff" fo:min-height="0.77cm"/>
    </style:style>
    <style:style style:name="gr16" style:family="graphic" style:parent-style-name="standard">
      <style:graphic-properties svg:stroke-width="0.053cm" svg:stroke-color="#111111" draw:marker-start-width="0.279cm" draw:marker-end-width="0.279cm" svg:stroke-opacity="100%" draw:fill-color="#ffffff" draw:opacity="0%" draw:textarea-vertical-align="middle" fo:padding-top="0.151cm" fo:padding-bottom="0.151cm" fo:padding-left="0.276cm" fo:padding-right="0.276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18" style:family="graphic" style:parent-style-name="Object_20_with_20_no_20_fill_20_and_20_no_20_line">
      <style:graphic-properties draw:stroke="solid" svg:stroke-width="0.053cm" svg:stroke-color="#111111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solid" svg:stroke-width="0.053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width="0.053cm" svg:stroke-color="#00000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21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solid" svg:stroke-width="0.053cm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fo:min-height="0.97cm"/>
    </style:style>
    <style:style style:name="gr25" style:family="graphic" style:parent-style-name="standard">
      <style:graphic-properties draw:stroke="none" svg:stroke-color="#000000" draw:fill="none" draw:fill-color="#ffffff" fo:min-height="10.705cm"/>
    </style:style>
    <style:style style:name="gr26" style:family="graphic" style:parent-style-name="standard">
      <style:graphic-properties draw:stroke="none" svg:stroke-color="#000000" draw:fill="none" draw:fill-color="#ffffff" fo:min-height="1.339cm"/>
    </style:style>
    <style:style style:name="gr27" style:family="graphic" style:parent-style-name="standard">
      <style:graphic-properties svg:stroke-width="0.053cm" svg:stroke-color="#000000" draw:marker-start-width="0.279cm" draw:marker-end-width="0.279cm" svg:stroke-opacity="100%" draw:fill-color="#ffffff" draw:opacity="0%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fo:min-height="0.95cm"/>
    </style:style>
    <style:style style:name="gr29" style:family="graphic" style:parent-style-name="standard">
      <style:graphic-properties draw:fill="hatch" draw:fill-color="#cfe7f5" draw:fill-hatch-name="Blue_20_Crossed_20_45_20_Degrees" draw:fill-hatch-solid="true" draw:opacity="100%" draw:opacity-name="" draw:textarea-vertical-align="middle"/>
    </style:style>
    <style:style style:name="gr30" style:family="graphic" style:parent-style-name="standard">
      <style:graphic-properties draw:fill="hatch" draw:fill-hatch-name="Blue_20_Crossed_20_45_20_Degrees" draw:fill-hatch-solid="true" draw:textarea-vertical-align="middle"/>
    </style:style>
    <style:style style:name="gr31" style:family="graphic" style:parent-style-name="standard">
      <style:graphic-properties draw:fill="hatch" draw:fill-color="#cfe7f5" draw:fill-hatch-name="Blue_20_Crossed_20_45_20_Degrees" draw:fill-hatch-solid="true" draw:textarea-vertical-align="middle"/>
    </style:style>
    <style:style style:name="gr32" style:family="graphic" style:parent-style-name="standard">
      <style:graphic-properties draw:fill="hatch" draw:fill-color="#ffffff" draw:fill-hatch-name="Blue_20_Crossed_20_45_20_Degrees" draw:fill-hatch-solid="true" draw:textarea-vertical-align="middle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Open Sans'" style:font-family-generic="swiss" style:font-pitch="variable" fo:font-size="14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Open Sans'" style:font-family-generic="swiss" style:font-pitch="variable" fo:font-size="14pt" style:font-size-asian="14pt" style:font-size-complex="14pt"/>
    </style:style>
    <style:style style:name="P5" style:family="paragraph">
      <style:text-properties fo:font-family="'Ope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6" style:family="paragraph">
      <style:text-properties fo:font-family="'Open Sans'" style:font-family-generic="swiss" style:font-pitch="variable" fo:font-size="14pt" style:font-size-asian="14pt" style:font-size-complex="14pt"/>
    </style:style>
    <style:style style:name="T1" style:family="text">
      <style:text-properties fo:font-family="'Open Sans'" style:font-family-generic="swiss" style:font-pitch="variable" fo:font-size="14pt"/>
    </style:style>
    <style:style style:name="T2" style:family="text">
      <style:text-properties fo:font-family="'Open Sans'" style:font-family-generic="swiss" style:font-pitch="variable" fo:font-size="14pt" style:font-size-asian="14pt" style:font-size-complex="14pt"/>
    </style:style>
    <style:style style:name="T3" style:family="text">
      <style:text-properties fo:font-family="'Open Sans'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114cm" svg:height="9.926cm" svg:x="0.086cm" svg:y="0.174cm">
          <draw:image xlink:href="Pictures/1000000000000501000001D5FF0FAE61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27.241cm" svg:height="16.17cm" svg:x="0.959cm" svg:y="1.13cm">
          <draw:image xlink:href="Pictures/1000000000000507000002FC271699AB.png" xlink:type="simple" xlink:show="embed" xlink:actuate="onLoad">
            <text:p/>
          </draw:image>
        </draw:frame>
        <draw:rect draw:style-name="gr2" draw:text-style-name="P2" draw:layer="layout" svg:width="4.3cm" svg:height="1cm" draw:transform="skewX (0.0080285145591724) rotate (0.0075049157835742) translate (7.6cm 8.7cm)">
          <text:p text:style-name="P1"><text:span text:style-name="T1">Instance counter</text:span></text:p>
        </draw:rect>
        <draw:line draw:style-name="gr3" draw:text-style-name="P1" draw:layer="layout" svg:x1="11cm" svg:y1="8.7cm" svg:x2="13.6cm" svg:y2="7.7cm">
          <text:p/>
        </draw:line>
        <draw:rect draw:style-name="gr2" draw:text-style-name="P2" draw:layer="layout" svg:width="4.3cm" svg:height="1cm" draw:transform="skewX (0.0080285145591724) rotate (0.0075049157835742) translate (18.1cm 8.6cm)">
          <text:p text:style-name="P1"><text:span text:style-name="T1">Incident indicator</text:span></text:p>
        </draw:rect>
        <draw:line draw:style-name="gr3" draw:text-style-name="P1" draw:layer="layout" svg:x1="19.7cm" svg:y1="8.6cm" svg:x2="17.3cm" svg:y2="7.8cm">
          <text:p/>
        </draw:line>
        <draw:rect draw:style-name="gr2" draw:text-style-name="P2" draw:layer="layout" svg:width="4.2cm" svg:height="0.774cm" draw:transform="skewX (0.0064577182323778) rotate (0.006108652381979) translate (6.1cm 5.826cm)">
          <text:p text:style-name="P1"><text:span text:style-name="T1">Select a filter</text:span></text:p>
        </draw:rect>
      </draw:page>
      <draw:page draw:name="page3" draw:style-name="dp1" draw:master-page-name="Default">
        <draw:frame draw:style-name="gr4" draw:text-style-name="P1" draw:layer="layout" svg:width="23.515cm" svg:height="11.62cm" svg:x="0.1cm" svg:y="0.2cm">
          <draw:image xlink:href="Pictures/100000000000045700000225DAE17F1F.png" xlink:type="simple" xlink:show="embed" xlink:actuate="onLoad">
            <text:p/>
          </draw:image>
        </draw:frame>
        <draw:frame draw:style-name="gr5" draw:text-style-name="P1" draw:layer="layout" svg:width="12.53cm" svg:height="7.09cm" svg:x="5.37cm" svg:y="3.61cm">
          <draw:image xlink:href="Pictures/10000000000002500000014F1B938C90.png" xlink:type="simple" xlink:show="embed" xlink:actuate="onLoad">
            <text:p/>
          </draw:image>
        </draw:frame>
        <draw:line draw:style-name="gr6" draw:text-style-name="P1" draw:layer="layout" svg:x1="21.5cm" svg:y1="8.8cm" svg:x2="16.7cm" svg:y2="4.6cm">
          <text:p/>
        </draw:line>
      </draw:page>
      <draw:page draw:name="page4" draw:style-name="dp1" draw:master-page-name="Default">
        <draw:frame draw:style-name="gr7" draw:text-style-name="P1" draw:layer="layout" svg:width="23.515cm" svg:height="11.62cm" svg:x="0.085cm" svg:y="0.1cm">
          <draw:image xlink:href="Pictures/100000000000045700000225DAE17F1F.png" xlink:type="simple" xlink:show="embed" xlink:actuate="onLoad">
            <text:p/>
          </draw:image>
        </draw:frame>
        <draw:frame draw:style-name="gr8" draw:text-style-name="P1" draw:layer="layout" svg:width="12.382cm" svg:height="8.275cm" svg:x="8.4cm" svg:y="2.1cm">
          <draw:image xlink:href="Pictures/100000000000024900000187EF136FB1.png" xlink:type="simple" xlink:show="embed" xlink:actuate="onLoad">
            <text:p/>
          </draw:image>
        </draw:frame>
        <draw:line draw:style-name="gr9" draw:text-style-name="P1" draw:layer="layout" svg:x1="22.8cm" svg:y1="3.2cm" svg:x2="19.4cm" svg:y2="4.7cm">
          <text:p/>
        </draw:line>
      </draw:page>
      <draw:page draw:name="page5" draw:style-name="dp1" draw:master-page-name="Default">
        <draw:frame draw:style-name="gr1" draw:text-style-name="P1" draw:layer="layout" svg:width="24.277cm" svg:height="15.853cm" svg:x="0.151cm" svg:y="0.086cm">
          <draw:image xlink:href="Pictures/100000000000047B000002EDEED67CB6.png" xlink:type="simple" xlink:show="embed" xlink:actuate="onLoad">
            <text:p/>
          </draw:image>
        </draw:frame>
        <draw:line draw:style-name="gr9" draw:text-style-name="P1" draw:layer="layout" svg:x1="4.9cm" svg:y1="6cm" svg:x2="10.8cm" svg:y2="4.5cm">
          <text:p/>
        </draw:line>
        <draw:line draw:style-name="gr9" draw:text-style-name="P1" draw:layer="layout" svg:x1="18.8cm" svg:y1="12.7cm" svg:x2="17.8cm" svg:y2="7.5cm">
          <text:p/>
        </draw:line>
      </draw:page>
      <draw:page draw:name="page6" draw:style-name="dp1" draw:master-page-name="Default">
        <draw:frame draw:style-name="gr1" draw:text-style-name="P1" draw:layer="layout" svg:width="24.277cm" svg:height="15.641cm" svg:x="0.123cm" svg:y="0.2cm">
          <draw:image xlink:href="Pictures/100000000000047B000002E3C64E07A1.png" xlink:type="simple" xlink:show="embed" xlink:actuate="onLoad">
            <text:p/>
          </draw:image>
        </draw:frame>
        <draw:line draw:style-name="gr3" draw:text-style-name="P1" draw:layer="layout" svg:x1="5.6cm" svg:y1="5.5cm" svg:x2="7.5cm" svg:y2="5.8cm">
          <text:p/>
        </draw:line>
        <draw:line draw:style-name="gr3" draw:text-style-name="P1" draw:layer="layout" svg:x1="6.6cm" svg:y1="6.1cm" svg:x2="15.4cm" svg:y2="4.2cm">
          <text:p/>
        </draw:line>
        <draw:line draw:style-name="gr3" draw:text-style-name="P1" draw:layer="layout" svg:x1="6.8cm" svg:y1="6.6cm" svg:x2="14.7cm" svg:y2="4.9cm">
          <text:p/>
        </draw:line>
        <draw:line draw:style-name="gr3" draw:text-style-name="P1" draw:layer="layout" svg:x1="6.7cm" svg:y1="7.2cm" svg:x2="14.6cm" svg:y2="8.2cm">
          <text:p/>
        </draw:line>
      </draw:page>
      <draw:page draw:name="page7" draw:style-name="dp1" draw:master-page-name="Default">
        <draw:frame draw:style-name="gr1" draw:text-style-name="P1" draw:layer="layout" svg:width="16.022cm" svg:height="4.402cm" svg:x="0.078cm" svg:y="0.1cm">
          <draw:image xlink:href="Pictures/10000000000002F5000000D0B41AFA75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0" draw:text-style-name="P1" draw:layer="layout" svg:width="24.15cm" svg:height="15.662cm" svg:x="0.073cm" svg:y="0.001cm">
          <draw:image xlink:href="Pictures/1000000000000475000002E4844B4867.png" xlink:type="simple" xlink:show="embed" xlink:actuate="onLoad">
            <text:p/>
          </draw:image>
        </draw:frame>
        <draw:frame draw:style-name="gr11" draw:text-style-name="P1" draw:layer="layout" svg:width="12.466cm" svg:height="9.185cm" svg:x="6.9cm" svg:y="2.815cm">
          <draw:image xlink:href="Pictures/100000000000024D000001B2E5B9C1CF.png" xlink:type="simple" xlink:show="embed" xlink:actuate="onLoad">
            <text:p/>
          </draw:image>
        </draw:frame>
        <draw:line draw:style-name="gr3" draw:text-style-name="P1" draw:layer="layout" svg:x1="23.6cm" svg:y1="4cm" svg:x2="17.2cm" svg:y2="3.8cm">
          <text:p/>
        </draw:line>
      </draw:page>
      <draw:page draw:name="page9" draw:style-name="dp1" draw:master-page-name="Default">
        <draw:frame draw:style-name="gr1" draw:text-style-name="P1" draw:layer="layout" svg:width="16.001cm" svg:height="4.296cm" svg:x="0.099cm" svg:y="0.104cm">
          <draw:image xlink:href="Pictures/10000000000002F4000000CB57E17CF1.png" xlink:type="simple" xlink:show="embed" xlink:actuate="onLoad">
            <text:p/>
          </draw:image>
        </draw:frame>
      </draw:page>
      <draw:page draw:name="page10" draw:style-name="dp1" draw:master-page-name="Default">
        <draw:frame draw:style-name="gr1" draw:text-style-name="P1" draw:layer="layout" svg:width="24.256cm" svg:height="14.795cm" svg:x="0.044cm" svg:y="0.1cm">
          <draw:image xlink:href="Pictures/100000000000047A000002BB9C5C3535.png" xlink:type="simple" xlink:show="embed" xlink:actuate="onLoad">
            <text:p/>
          </draw:image>
        </draw:frame>
        <draw:line draw:style-name="gr3" draw:text-style-name="P1" draw:layer="layout" svg:x1="21.2cm" svg:y1="2.5cm" svg:x2="23.6cm" svg:y2="2.2cm">
          <text:p/>
        </draw:line>
      </draw:page>
      <draw:page draw:name="page11" draw:style-name="dp1" draw:master-page-name="Default">
        <draw:frame draw:style-name="gr1" draw:text-style-name="P1" draw:layer="layout" svg:width="22.986cm" svg:height="13.884cm" svg:x="0.114cm" svg:y="0.116cm">
          <draw:image xlink:href="Pictures/100000000000043E000002904FE109CD.png" xlink:type="simple" xlink:show="embed" xlink:actuate="onLoad">
            <text:p/>
          </draw:image>
        </draw:frame>
      </draw:page>
      <draw:page draw:name="page12" draw:style-name="dp1" draw:master-page-name="Default">
        <draw:frame draw:style-name="gr1" draw:text-style-name="P1" draw:layer="layout" svg:width="27.622cm" svg:height="13.99cm" svg:x="0.101cm" svg:y="0.1cm">
          <draw:image xlink:href="Pictures/100000000000051900000295408E28D6.png" xlink:type="simple" xlink:show="embed" xlink:actuate="onLoad">
            <text:p/>
          </draw:image>
        </draw:frame>
      </draw:page>
      <draw:page draw:name="page13" draw:style-name="dp1" draw:master-page-name="Default">
        <draw:frame draw:style-name="gr1" draw:text-style-name="P1" draw:layer="layout" svg:width="27.685cm" svg:height="16.149cm" svg:x="0.13cm" svg:y="0.201cm">
          <draw:image xlink:href="Pictures/100000000000051C000002FBE1309CA6.png" xlink:type="simple" xlink:show="embed" xlink:actuate="onLoad">
            <text:p/>
          </draw:image>
        </draw:frame>
      </draw:page>
      <draw:page draw:name="page14" draw:style-name="dp1" draw:master-page-name="Default">
        <draw:frame draw:style-name="gr1" draw:text-style-name="P1" draw:layer="layout" svg:width="27.643cm" svg:height="16.001cm" svg:x="0.2cm" svg:y="0.199cm">
          <draw:image xlink:href="Pictures/100000000000051A000002F443E3FB44.png" xlink:type="simple" xlink:show="embed" xlink:actuate="onLoad">
            <text:p/>
          </draw:image>
        </draw:frame>
        <draw:rect draw:style-name="gr12" draw:text-style-name="P4" draw:layer="layout" svg:width="5.6cm" svg:height="3.9cm" svg:x="20.7cm" svg:y="2cm">
          <text:p text:style-name="P3"><text:span text:style-name="T2">1. Modification tab</text:span></text:p>
          <text:p text:style-name="P3"><text:span text:style-name="T2">2. Operations Menu</text:span></text:p>
          <text:p text:style-name="P3"><text:span text:style-name="T2">3. Indicator badge</text:span></text:p>
          <text:p text:style-name="P3"><text:span text:style-name="T2">4. Instances badge</text:span></text:p>
          <text:p text:style-name="P3"><text:span text:style-name="T2">5. Change order</text:span></text:p>
          <text:p text:style-name="P3"><text:span text:style-name="T2">6. Remove instruction</text:span></text:p>
        </draw:rect>
        <draw:line draw:style-name="gr13" draw:text-style-name="P1" draw:layer="layout" svg:x1="0.8cm" svg:y1="11.7cm" svg:x2="27.1cm" svg:y2="11.7cm">
          <text:p/>
        </draw:line>
        <draw:line draw:style-name="gr13" draw:text-style-name="P1" draw:layer="layout" svg:x1="0.8cm" svg:y1="11.7cm" svg:x2="0.7cm" svg:y2="16.3cm">
          <text:p/>
        </draw:line>
        <draw:line draw:style-name="gr13" draw:text-style-name="P1" draw:layer="layout" svg:x1="0.7cm" svg:y1="16.3cm" svg:x2="27.1cm" svg:y2="16.3cm">
          <text:p/>
        </draw:line>
        <draw:line draw:style-name="gr13" draw:text-style-name="P1" draw:layer="layout" svg:x1="27.1cm" svg:y1="11.7cm" svg:x2="27.1cm" svg:y2="16.3cm">
          <text:p/>
        </draw:line>
        <draw:frame draw:style-name="gr14" draw:text-style-name="P5" draw:layer="layout" svg:width="1.1cm" svg:height="0.924cm" svg:x="27cm" svg:y="11cm">
          <draw:text-box>
            <text:p><text:span text:style-name="T3">1</text:span></text:p>
          </draw:text-box>
        </draw:frame>
        <draw:line draw:style-name="gr3" draw:text-style-name="P1" draw:layer="layout" svg:x1="8.6cm" svg:y1="8.2cm" svg:x2="7.6cm" svg:y2="6.7cm">
          <text:p/>
        </draw:line>
        <draw:frame draw:style-name="gr14" draw:text-style-name="P5" draw:layer="layout" svg:width="1.1cm" svg:height="0.924cm" svg:x="8.3cm" svg:y="8cm">
          <draw:text-box>
            <text:p><text:span text:style-name="T3">2</text:span></text:p>
          </draw:text-box>
        </draw:frame>
        <draw:line draw:style-name="gr3" draw:text-style-name="P1" draw:layer="layout" svg:x1="12.7cm" svg:y1="8cm" svg:x2="11.1cm" svg:y2="8.3cm">
          <text:p/>
        </draw:line>
        <draw:line draw:style-name="gr3" draw:text-style-name="P1" draw:layer="layout" svg:x1="3.2cm" svg:y1="5.7cm" svg:x2="4.8cm" svg:y2="5cm">
          <text:p/>
        </draw:line>
        <draw:frame draw:style-name="gr15" draw:text-style-name="P5" draw:layer="layout" svg:width="1.1cm" svg:height="1.02cm" svg:x="2.6cm" svg:y="5.38cm">
          <draw:text-box>
            <text:p><text:span text:style-name="T3">3</text:span></text:p>
          </draw:text-box>
        </draw:frame>
        <draw:frame draw:style-name="gr15" draw:text-style-name="P5" draw:layer="layout" svg:width="1.1cm" svg:height="1.02cm" svg:x="12.6cm" svg:y="7.48cm">
          <draw:text-box>
            <text:p><text:span text:style-name="T3">3</text:span></text:p>
          </draw:text-box>
        </draw:frame>
        <draw:line draw:style-name="gr3" draw:text-style-name="P1" draw:layer="layout" svg:x1="3.4cm" svg:y1="6.9cm" svg:x2="5cm" svg:y2="6.6cm">
          <text:p/>
        </draw:line>
        <draw:frame draw:style-name="gr15" draw:text-style-name="P5" draw:layer="layout" svg:width="1.1cm" svg:height="1.02cm" svg:x="2.8cm" svg:y="6.4cm">
          <draw:text-box>
            <text:p><text:span text:style-name="T3">4</text:span></text:p>
          </draw:text-box>
        </draw:frame>
        <draw:rect draw:style-name="gr16" draw:text-style-name="P1" draw:layer="controls" svg:width="1.2cm" svg:height="2.6cm" svg:x="3.3cm" svg:y="12.7cm">
          <text:p/>
        </draw:rect>
        <draw:frame draw:style-name="gr14" draw:text-style-name="P5" draw:layer="controls" svg:width="1.1cm" svg:height="0.924cm" svg:x="3.4cm" svg:y="11.88cm">
          <draw:text-box>
            <text:p><text:span text:style-name="T3">5</text:span></text:p>
          </draw:text-box>
        </draw:frame>
        <draw:rect draw:style-name="gr16" draw:text-style-name="P1" draw:layer="controls" svg:width="1.2cm" svg:height="2.6cm" svg:x="1.2cm" svg:y="12.3cm">
          <text:p/>
        </draw:rect>
        <draw:frame draw:style-name="gr14" draw:text-style-name="P5" draw:layer="controls" svg:width="1.1cm" svg:height="0.924cm" svg:x="1.3cm" svg:y="14.9cm">
          <draw:text-box>
            <text:p><text:span text:style-name="T3">6</text:span></text:p>
          </draw:text-box>
        </draw:frame>
      </draw:page>
      <draw:page draw:name="page15" draw:style-name="dp1" draw:master-page-name="Default">
        <draw:frame draw:style-name="gr17" draw:text-style-name="P1" draw:layer="controls" svg:width="28.807cm" svg:height="15.006cm" svg:x="0.2cm" svg:y="0.2cm">
          <draw:image xlink:href="Pictures/1000000000000551000002C5E5A3672A.png" xlink:type="simple" xlink:show="embed" xlink:actuate="onLoad">
            <text:p/>
          </draw:image>
        </draw:frame>
        <draw:frame draw:style-name="gr18" draw:text-style-name="P1" draw:layer="controls" svg:width="18.837cm" svg:height="15.43cm" svg:x="5.45cm" svg:y="0.621cm">
          <draw:image xlink:href="Pictures/100000000000037A000002D9E4657A35.png" xlink:type="simple" xlink:show="embed" xlink:actuate="onLoad">
            <text:p/>
          </draw:image>
        </draw:frame>
      </draw:page>
      <draw:page draw:name="page16" draw:style-name="dp1" draw:master-page-name="Default">
        <draw:frame draw:style-name="gr17" draw:text-style-name="P1" draw:layer="controls" svg:width="28.807cm" svg:height="15.832cm" svg:x="0.2cm" svg:y="0.2cm">
          <draw:image xlink:href="Pictures/1000000000000551000002ECBE265A29.png" xlink:type="simple" xlink:show="embed" xlink:actuate="onLoad">
            <text:p/>
          </draw:image>
        </draw:frame>
        <draw:frame draw:style-name="gr19" draw:text-style-name="P1" draw:layer="controls" svg:width="21.843cm" svg:height="3.238cm" svg:x="6.3cm" svg:y="10.4cm">
          <draw:image xlink:href="Pictures/100000000000040800000099103C022A.png" xlink:type="simple" xlink:show="embed" xlink:actuate="onLoad">
            <text:p/>
          </draw:image>
        </draw:frame>
        <draw:line draw:style-name="gr20" draw:text-style-name="P1" draw:layer="controls" svg:x1="6.7cm" svg:y1="14.5cm" svg:x2="11.2cm" svg:y2="12.1cm">
          <text:p/>
        </draw:line>
        <draw:frame draw:style-name="gr21" draw:text-style-name="P1" draw:layer="controls" svg:width="14.265cm" svg:height="3.365cm" svg:x="1.1cm" svg:y="5.135cm">
          <draw:image xlink:href="Pictures/10000000000002A20000009F6CA26C01.png" xlink:type="simple" xlink:show="embed" xlink:actuate="onLoad">
            <text:p/>
          </draw:image>
        </draw:frame>
        <draw:line draw:style-name="gr3" draw:text-style-name="P1" draw:layer="controls" svg:x1="5.7cm" svg:y1="8.3cm" svg:x2="9.5cm" svg:y2="14.6cm">
          <text:p/>
        </draw:line>
      </draw:page>
      <draw:page draw:name="page17" draw:style-name="dp1" draw:master-page-name="Default">
        <draw:frame draw:style-name="gr17" draw:text-style-name="P1" draw:layer="controls" svg:width="26.098cm" svg:height="13.059cm" svg:x="0.102cm" svg:y="0.141cm">
          <draw:image xlink:href="Pictures/10000000000004D1000002691BF00C1A.png" xlink:type="simple" xlink:show="embed" xlink:actuate="onLoad">
            <text:p/>
          </draw:image>
        </draw:frame>
        <draw:frame draw:style-name="gr22" draw:text-style-name="P1" draw:layer="controls" svg:width="12.466cm" svg:height="5.439cm" svg:x="7.034cm" svg:y="2.4cm">
          <draw:image xlink:href="Pictures/100000000000024D000001014DE41199.png" xlink:type="simple" xlink:show="embed" xlink:actuate="onLoad">
            <text:p/>
          </draw:image>
        </draw:frame>
        <draw:line draw:style-name="gr6" draw:text-style-name="P1" draw:layer="controls" svg:x1="22.2cm" svg:y1="10.2cm" svg:x2="19.1cm" svg:y2="5.9cm">
          <text:p/>
        </draw:line>
      </draw:page>
      <draw:page draw:name="page18" draw:style-name="dp1" draw:master-page-name="Default">
        <draw:frame draw:style-name="gr23" draw:text-style-name="P1" draw:layer="controls" svg:width="26.14cm" svg:height="15.324cm" svg:x="0.06cm" svg:y="0.076cm">
          <draw:image xlink:href="Pictures/10000000000004D3000002D4394967D5.png" xlink:type="simple" xlink:show="embed" xlink:actuate="onLoad">
            <text:p/>
          </draw:image>
        </draw:frame>
      </draw:page>
      <draw:page draw:name="page19" draw:style-name="dp1" draw:master-page-name="Default">
        <draw:frame draw:style-name="gr23" draw:text-style-name="P1" draw:layer="controls" svg:width="26.076cm" svg:height="11.979cm" svg:x="0.124cm" svg:y="0.121cm">
          <draw:image xlink:href="Pictures/10000000000004D000000236570FEE9A.png" xlink:type="simple" xlink:show="embed" xlink:actuate="onLoad">
            <text:p/>
          </draw:image>
        </draw:frame>
      </draw:page>
      <draw:page draw:name="page20" draw:style-name="dp1" draw:master-page-name="Default">
        <draw:frame draw:style-name="gr17" draw:text-style-name="P1" draw:layer="controls" svg:width="26.14cm" svg:height="15.027cm" svg:x="0.16cm" svg:y="0.173cm">
          <draw:image xlink:href="Pictures/10000000000004D3000002C639E05A91.png" xlink:type="simple" xlink:show="embed" xlink:actuate="onLoad">
            <text:p/>
          </draw:image>
        </draw:frame>
        <draw:frame draw:style-name="gr22" draw:text-style-name="P1" draw:layer="controls" svg:width="25.357cm" svg:height="13.249cm" svg:x="0.643cm" svg:y="1cm">
          <draw:image xlink:href="Pictures/10000000000004AE0000027281D9EA21.png" xlink:type="simple" xlink:show="embed" xlink:actuate="onLoad">
            <text:p/>
          </draw:image>
        </draw:frame>
      </draw:page>
      <draw:page draw:name="page21" draw:style-name="dp1" draw:master-page-name="Default">
        <draw:frame draw:style-name="gr23" draw:text-style-name="P1" draw:layer="controls" svg:width="26.14cm" svg:height="15.197cm" svg:x="0.06cm" svg:y="0.103cm">
          <draw:image xlink:href="Pictures/10000000000004D3000002CEA580DBCE.png" xlink:type="simple" xlink:show="embed" xlink:actuate="onLoad">
            <text:p/>
          </draw:image>
        </draw:frame>
        <draw:line draw:style-name="gr3" draw:text-style-name="P1" draw:layer="controls" svg:x1="18.6cm" svg:y1="1.4cm" svg:x2="20.2cm" svg:y2="1.4cm">
          <text:p/>
        </draw:line>
        <draw:frame draw:style-name="gr14" draw:text-style-name="P6" draw:layer="controls" svg:width="2.6cm" svg:height="0.924cm" svg:x="16.6cm" svg:y="0.9cm">
          <draw:text-box>
            <text:p><text:span text:style-name="T2">Actions</text:span></text:p>
          </draw:text-box>
        </draw:frame>
        <draw:line draw:style-name="gr3" draw:text-style-name="P1" draw:layer="controls" svg:x1="8.8cm" svg:y1="5.2cm" svg:x2="8.8cm" svg:y2="3.3cm">
          <text:p/>
        </draw:line>
        <draw:frame draw:style-name="gr24" draw:text-style-name="P6" draw:layer="controls" svg:width="3.2cm" svg:height="1.22cm" svg:x="7.6cm" svg:y="5.08cm">
          <draw:text-box>
            <text:p><text:span text:style-name="T2">Resources</text:span></text:p>
          </draw:text-box>
        </draw:frame>
        <draw:frame draw:style-name="gr25" draw:text-style-name="P6" draw:layer="controls" svg:width="4.7cm" svg:height="10.955cm" svg:x="17.5cm" svg:y="9.145cm">
          <draw:text-box>
            <text:p><text:span text:style-name="T2">Resource content</text:span></text:p>
          </draw:text-box>
        </draw:frame>
        <draw:line draw:style-name="gr3" draw:text-style-name="P1" draw:layer="controls" svg:x1="19.2cm" svg:y1="9.4cm" svg:x2="19.2cm" svg:y2="7.5cm">
          <text:p/>
        </draw:line>
        <draw:frame draw:style-name="gr26" draw:text-style-name="P6" draw:layer="controls" svg:width="3.6cm" svg:height="1.589cm" svg:x="0.7cm" svg:y="8.211cm">
          <draw:text-box>
            <text:p><text:span text:style-name="T2">Deployments</text:span></text:p>
          </draw:text-box>
        </draw:frame>
        <draw:line draw:style-name="gr3" draw:text-style-name="P1" draw:layer="controls" svg:x1="2.2cm" svg:y1="8.3cm" svg:x2="2.2cm" svg:y2="6.4cm">
          <text:p/>
        </draw:line>
        <draw:line draw:style-name="gr3" draw:text-style-name="P1" draw:layer="controls" svg:x1="5.5cm" svg:y1="1.8cm" svg:x2="2.7cm" svg:y2="2.5cm">
          <text:p/>
        </draw:line>
        <draw:frame draw:style-name="gr24" draw:text-style-name="P6" draw:layer="controls" svg:width="3.2cm" svg:height="1.22cm" svg:x="5.3cm" svg:y="1.18cm">
          <draw:text-box>
            <text:p><text:span text:style-name="T2">Search</text:span></text:p>
          </draw:text-box>
        </draw:frame>
      </draw:page>
      <draw:page draw:name="page22" draw:style-name="dp1" draw:master-page-name="Default">
        <draw:frame draw:style-name="gr23" draw:text-style-name="P1" draw:layer="controls" svg:width="26.076cm" svg:height="12.191cm" svg:x="0.124cm" svg:y="0.2cm">
          <draw:image xlink:href="Pictures/10000000000004D000000240940983E1.png" xlink:type="simple" xlink:show="embed" xlink:actuate="onLoad">
            <text:p/>
          </draw:image>
        </draw:frame>
        <draw:rect draw:style-name="gr27" draw:text-style-name="P1" draw:layer="controls" svg:width="25.9cm" svg:height="6.6cm" svg:x="0.1cm" svg:y="5.6cm">
          <text:p/>
        </draw:rect>
        <draw:line draw:style-name="gr3" draw:text-style-name="P1" draw:layer="controls" svg:x1="13.5cm" svg:y1="13.8cm" svg:x2="13.5cm" svg:y2="12.3cm">
          <text:p/>
        </draw:line>
        <draw:frame draw:style-name="gr28" draw:layer="controls" svg:width="2.9cm" svg:height="1.2cm" svg:x="12.6cm" svg:y="13.8cm">
          <draw:text-box>
            <text:p>Plugin</text:p>
          </draw:text-box>
        </draw:frame>
      </draw:page>
      <draw:page draw:name="page23" draw:style-name="dp1" draw:master-page-name="Default">
        <draw:frame draw:style-name="gr23" draw:text-style-name="P1" draw:layer="controls" svg:width="25.992cm" svg:height="12.212cm" svg:x="0.108cm" svg:y="0.188cm">
          <draw:image xlink:href="Pictures/10000000000004CC00000241C3BF6300.png" xlink:type="simple" xlink:show="embed" xlink:actuate="onLoad">
            <text:p/>
          </draw:image>
        </draw:frame>
        <draw:rect draw:style-name="gr29" draw:text-style-name="P1" draw:layer="controls" svg:width="25.7cm" svg:height="1.7cm" svg:x="0.2cm" svg:y="2cm">
          <text:p/>
        </draw:rect>
      </draw:page>
      <draw:page draw:name="page24" draw:style-name="dp1" draw:master-page-name="Default">
        <draw:frame draw:style-name="gr23" draw:text-style-name="P1" draw:layer="controls" svg:width="25.822cm" svg:height="12.89cm" svg:x="0.078cm" svg:y="0.11cm">
          <draw:image xlink:href="Pictures/10000000000004C400000261F9B20188.png" xlink:type="simple" xlink:show="embed" xlink:actuate="onLoad">
            <text:p/>
          </draw:image>
        </draw:frame>
        <draw:rect draw:style-name="gr30" draw:text-style-name="P1" draw:layer="controls" svg:width="18.9cm" svg:height="6.1cm" svg:x="5.8cm" svg:y="8cm">
          <text:p/>
        </draw:rect>
        <draw:rect draw:style-name="gr31" draw:text-style-name="P1" draw:layer="controls" svg:width="3.1cm" svg:height="0.7cm" svg:x="15.6cm" svg:y="7.3cm">
          <text:p/>
        </draw:rect>
      </draw:page>
      <draw:page draw:name="page25" draw:style-name="dp1" draw:master-page-name="Default">
        <draw:frame draw:style-name="gr23" draw:text-style-name="P1" draw:layer="controls" svg:width="22.33cm" svg:height="12.826cm" svg:x="0.17cm" svg:y="0.174cm">
          <draw:image xlink:href="Pictures/100000000000041F0000025EFBF48A7F.png" xlink:type="simple" xlink:show="embed" xlink:actuate="onLoad">
            <text:p/>
          </draw:image>
        </draw:frame>
        <draw:rect draw:style-name="gr30" draw:text-style-name="P1" draw:layer="controls" svg:width="15.4cm" svg:height="4.8cm" svg:x="5.9cm" svg:y="8.9cm">
          <text:p/>
        </draw:rect>
        <draw:rect draw:style-name="gr30" draw:text-style-name="P1" draw:layer="controls" svg:width="2cm" svg:height="0.7cm" svg:x="17.7cm" svg:y="8.2cm">
          <text:p/>
        </draw:rect>
      </draw:page>
      <draw:page draw:name="page26" draw:style-name="dp1" draw:master-page-name="Default">
        <draw:frame draw:style-name="gr23" draw:text-style-name="P1" draw:layer="controls" svg:width="22.33cm" svg:height="12.784cm" svg:x="0.07cm" svg:y="0.116cm">
          <draw:image xlink:href="Pictures/100000000000041F0000025C1639AB21.png" xlink:type="simple" xlink:show="embed" xlink:actuate="onLoad">
            <text:p/>
          </draw:image>
        </draw:frame>
        <draw:rect draw:style-name="gr30" draw:text-style-name="P1" draw:layer="controls" svg:width="0.9cm" svg:height="3.7cm" svg:x="21.4cm" svg:y="4.4cm">
          <text:p/>
        </draw:rect>
      </draw:page>
      <draw:page draw:name="page27" draw:style-name="dp1" draw:master-page-name="Default">
        <draw:frame draw:style-name="gr23" draw:text-style-name="P1" draw:layer="controls" svg:width="22.203cm" svg:height="12.149cm" svg:x="0.097cm" svg:y="0.151cm">
          <draw:image xlink:href="Pictures/10000000000004190000023E9BEBBFE2.png" xlink:type="simple" xlink:show="embed" xlink:actuate="onLoad">
            <text:p/>
          </draw:image>
        </draw:frame>
        <draw:rect draw:style-name="gr30" draw:text-style-name="P1" draw:layer="controls" svg:width="0.8cm" svg:height="3.5cm" svg:x="21.4cm" svg:y="5.6cm">
          <text:p/>
        </draw:rect>
      </draw:page>
      <draw:page draw:name="page28" draw:style-name="dp1" draw:master-page-name="Default">
        <draw:frame draw:style-name="gr23" draw:text-style-name="P1" draw:layer="controls" svg:width="18.351cm" svg:height="7.788cm" svg:x="0.1cm" svg:y="0.1cm">
          <draw:image xlink:href="Pictures/1000000000000363000001702FC944F7.png" xlink:type="simple" xlink:show="embed" xlink:actuate="onLoad">
            <text:p/>
          </draw:image>
        </draw:frame>
        <draw:rect draw:style-name="gr30" draw:text-style-name="P1" draw:layer="controls" svg:width="18.3cm" svg:height="6.4cm" svg:x="0.1cm" svg:y="1.7cm">
          <text:p/>
        </draw:rect>
      </draw:page>
      <draw:page draw:name="page29" draw:style-name="dp1" draw:master-page-name="Default">
        <draw:frame draw:style-name="gr23" draw:text-style-name="P1" draw:layer="controls" svg:width="18.266cm" svg:height="7.852cm" svg:x="0.134cm" svg:y="0.2cm">
          <draw:image xlink:href="Pictures/100000000000035F000001733E9EC94B.png" xlink:type="simple" xlink:show="embed" xlink:actuate="onLoad">
            <text:p/>
          </draw:image>
        </draw:frame>
        <draw:rect draw:style-name="gr30" draw:text-style-name="P1" draw:layer="controls" svg:width="18.2cm" svg:height="6.3cm" svg:x="0.1cm" svg:y="1.8cm">
          <text:p/>
        </draw:rect>
      </draw:page>
      <draw:page draw:name="page30" draw:style-name="dp1" draw:master-page-name="Default">
        <draw:frame draw:style-name="gr23" draw:text-style-name="P1" draw:layer="controls" svg:width="22.076cm" svg:height="12.784cm" svg:x="0.124cm" svg:y="0.116cm">
          <draw:image xlink:href="Pictures/10000000000004130000025CC1908158.png" xlink:type="simple" xlink:show="embed" xlink:actuate="onLoad">
            <text:p/>
          </draw:image>
        </draw:frame>
        <draw:rect draw:style-name="gr30" draw:text-style-name="P1" draw:layer="controls" svg:width="15cm" svg:height="6.3cm" svg:x="5.9cm" svg:y="1.7cm">
          <text:p/>
        </draw:rect>
      </draw:page>
      <draw:page draw:name="page31" draw:style-name="dp1" draw:master-page-name="Default">
        <draw:frame draw:style-name="gr23" draw:text-style-name="P1" draw:layer="controls" svg:width="22.161cm" svg:height="12.741cm" svg:x="0.1cm" svg:y="0.159cm">
          <draw:image xlink:href="Pictures/10000000000004170000025A4F4D96E6.png" xlink:type="simple" xlink:show="embed" xlink:actuate="onLoad">
            <text:p/>
          </draw:image>
        </draw:frame>
        <draw:rect draw:style-name="gr30" draw:text-style-name="P1" draw:layer="controls" svg:width="15.3cm" svg:height="6.5cm" svg:x="5.9cm" svg:y="1.7cm">
          <text:p/>
        </draw:rect>
      </draw:page>
      <draw:page draw:name="page32" draw:style-name="dp1" draw:master-page-name="Default">
        <draw:frame draw:style-name="gr23" draw:text-style-name="P1" draw:layer="controls" svg:width="22.182cm" svg:height="11.493cm" svg:x="0.018cm" svg:y="0.2cm">
          <draw:image xlink:href="Pictures/10000000000004180000021F4EFFC09B.png" xlink:type="simple" xlink:show="embed" xlink:actuate="onLoad">
            <text:p/>
          </draw:image>
        </draw:frame>
        <draw:rect draw:style-name="gr30" draw:text-style-name="P1" draw:layer="controls" svg:width="2.9cm" svg:height="0.8cm" svg:x="17.8cm" svg:y="10.2cm">
          <text:p/>
        </draw:rect>
      </draw:page>
      <draw:page draw:name="page33" draw:style-name="dp1" draw:master-page-name="Default">
        <draw:frame draw:style-name="gr23" draw:text-style-name="P1" draw:layer="controls" svg:width="22.499cm" svg:height="12.688cm" svg:x="0.001cm" svg:y="0.1cm">
          <draw:image xlink:href="Pictures/100000000000047D00000288FFC7B0C2.png" xlink:type="simple" xlink:show="embed" xlink:actuate="onLoad">
            <text:p/>
          </draw:image>
        </draw:frame>
        <draw:rect draw:style-name="gr30" draw:text-style-name="P1" draw:layer="controls" svg:width="15.9cm" svg:height="3.4cm" svg:x="5.5cm" svg:y="9.7cm">
          <text:p/>
        </draw:rect>
        <draw:rect draw:style-name="gr30" draw:text-style-name="P1" draw:layer="controls" svg:width="3.3cm" svg:height="0.8cm" svg:x="5.5cm" svg:y="8.9cm">
          <text:p/>
        </draw:rect>
      </draw:page>
      <draw:page draw:name="page34" draw:style-name="dp1" draw:master-page-name="Default">
        <draw:frame draw:style-name="gr23" draw:text-style-name="P1" draw:layer="controls" svg:width="22.499cm" svg:height="13.263cm" svg:x="0cm" svg:y="0cm">
          <draw:image xlink:href="Pictures/1000000000000479000002A33C0EC631.png" xlink:type="simple" xlink:show="embed" xlink:actuate="onLoad">
            <text:p/>
          </draw:image>
        </draw:frame>
        <draw:rect draw:style-name="gr30" draw:text-style-name="P1" draw:layer="controls" svg:width="0.7cm" svg:height="4.3cm" svg:x="21.7cm" svg:y="2.3cm">
          <text:p/>
        </draw:rect>
      </draw:page>
      <draw:page draw:name="page35" draw:style-name="dp1" draw:master-page-name="Default">
        <draw:frame draw:style-name="gr23" draw:text-style-name="P1" draw:layer="controls" svg:width="22.499cm" svg:height="13.35cm" svg:x="0.006cm" svg:y="0.071cm">
          <draw:image xlink:href="Pictures/100000000000047F000002ABACBAE8D9.png" xlink:type="simple" xlink:show="embed" xlink:actuate="onLoad">
            <text:p/>
          </draw:image>
        </draw:frame>
        <draw:rect draw:style-name="gr30" draw:text-style-name="P1" draw:layer="controls" svg:width="15.9cm" svg:height="6.8cm" svg:x="5.5cm" svg:y="1.7cm">
          <text:p/>
        </draw:rect>
      </draw:page>
      <draw:page draw:name="page36" draw:style-name="dp1" draw:master-page-name="Default">
        <draw:frame draw:style-name="gr23" draw:text-style-name="P1" draw:layer="controls" svg:width="22.499cm" svg:height="12.993cm" svg:x="0.001cm" svg:y="0.107cm">
          <draw:image xlink:href="Pictures/100000000000047C000002979FFBC4D7.png" xlink:type="simple" xlink:show="embed" xlink:actuate="onLoad">
            <text:p/>
          </draw:image>
        </draw:frame>
        <draw:rect draw:style-name="gr30" draw:text-style-name="P1" draw:layer="controls" svg:width="16.1cm" svg:height="3.6cm" svg:x="5.3cm" svg:y="9.5cm">
          <text:p/>
        </draw:rect>
        <draw:rect draw:style-name="gr30" draw:text-style-name="P1" draw:layer="controls" svg:width="2.7cm" svg:height="0.7cm" svg:x="8.4cm" svg:y="8.8cm">
          <text:p/>
        </draw:rect>
      </draw:page>
      <draw:page draw:name="page37" draw:style-name="dp1" draw:master-page-name="Default">
        <draw:frame draw:style-name="gr23" draw:text-style-name="P1" draw:layer="controls" svg:width="22.499cm" svg:height="12.324cm" svg:x="0.001cm" svg:y="0.176cm">
          <draw:image xlink:href="Pictures/100000000000047E00000276088EB253.png" xlink:type="simple" xlink:show="embed" xlink:actuate="onLoad">
            <text:p/>
          </draw:image>
        </draw:frame>
        <draw:rect draw:style-name="gr30" draw:text-style-name="P1" draw:layer="controls" svg:width="0.8cm" svg:height="4.3cm" svg:x="21.6cm" svg:y="2.5cm">
          <text:p/>
        </draw:rect>
      </draw:page>
      <draw:page draw:name="page38" draw:style-name="dp1" draw:master-page-name="Default">
        <draw:frame draw:style-name="gr23" draw:text-style-name="P1" draw:layer="controls" svg:width="22.499cm" svg:height="12.324cm" svg:x="0cm" svg:y="0.1cm">
          <draw:image xlink:href="Pictures/100000000000047E00000276088EB253.png" xlink:type="simple" xlink:show="embed" xlink:actuate="onLoad">
            <text:p/>
          </draw:image>
        </draw:frame>
        <draw:rect draw:style-name="gr30" draw:text-style-name="P1" draw:layer="controls" svg:width="15.9cm" svg:height="7.1cm" svg:x="5.4cm" svg:y="1.6cm">
          <text:p/>
        </draw:rect>
      </draw:page>
      <draw:page draw:name="page39" draw:style-name="dp1" draw:master-page-name="Default">
        <draw:frame draw:style-name="gr23" draw:text-style-name="P1" draw:layer="controls" svg:width="22.499cm" svg:height="13.066cm" svg:x="0cm" svg:y="0.034cm">
          <draw:image xlink:href="Pictures/1000000000000498000002AB13479F3D.png" xlink:type="simple" xlink:show="embed" xlink:actuate="onLoad">
            <text:p/>
          </draw:image>
        </draw:frame>
        <draw:rect draw:style-name="gr30" draw:text-style-name="P1" draw:layer="controls" svg:width="5.6cm" svg:height="0.5cm" svg:x="16.8cm" svg:y="0.9cm">
          <text:p/>
        </draw:rect>
      </draw:page>
      <draw:page draw:name="page40" draw:style-name="dp1" draw:master-page-name="Default">
        <draw:frame draw:style-name="gr23" draw:text-style-name="P1" draw:layer="controls" svg:width="22.499cm" svg:height="13.066cm" svg:x="0.001cm" svg:y="0.034cm">
          <draw:image xlink:href="Pictures/1000000000000498000002AB13479F3D.png" xlink:type="simple" xlink:show="embed" xlink:actuate="onLoad">
            <text:p/>
          </draw:image>
        </draw:frame>
        <draw:rect draw:style-name="gr30" draw:text-style-name="P1" draw:layer="controls" svg:width="2.5cm" svg:height="0.6cm" svg:x="11.1cm" svg:y="10.9cm">
          <text:p/>
        </draw:rect>
        <draw:rect draw:style-name="gr30" draw:text-style-name="P1" draw:layer="controls" svg:width="11.2cm" svg:height="1.6cm" svg:x="11.1cm" svg:y="11.5cm">
          <text:p/>
        </draw:rect>
      </draw:page>
      <draw:page draw:name="page41" draw:style-name="dp1" draw:master-page-name="Default">
        <draw:frame draw:style-name="gr23" draw:text-style-name="P1" draw:layer="layout" svg:width="3.767cm" svg:height="1.946cm" svg:x="0cm" svg:y="0.054cm">
          <draw:image xlink:href="Pictures/10000000000000B20000005CBA060267.png" xlink:type="simple" xlink:show="embed" xlink:actuate="onLoad">
            <text:p/>
          </draw:image>
        </draw:frame>
      </draw:page>
      <draw:page draw:name="page42" draw:style-name="dp1" draw:master-page-name="Default">
        <draw:rect draw:style-name="gr30" draw:text-style-name="P1" draw:layer="layout" svg:width="24cm" svg:height="1.4cm" svg:x="0.3cm" svg:y="5.1cm">
          <text:p/>
        </draw:rect>
        <draw:frame draw:style-name="gr23" draw:text-style-name="P1" draw:layer="layout" svg:width="24.214cm" svg:height="4.91cm" svg:x="0.2cm" svg:y="0.29cm">
          <draw:image xlink:href="Pictures/1000000000000478000000E80631DC63.png" xlink:type="simple" xlink:show="embed" xlink:actuate="onLoad">
            <text:p/>
          </draw:image>
        </draw:frame>
      </draw:page>
      <draw:page draw:name="page43" draw:style-name="dp1" draw:master-page-name="Default">
        <draw:frame draw:style-name="gr1" draw:text-style-name="P1" draw:layer="layout" svg:width="27.114cm" svg:height="9.926cm" svg:x="0.085cm" svg:y="0.173cm">
          <draw:image xlink:href="Pictures/1000000000000501000001D5FF0FAE61.png" xlink:type="simple" xlink:show="embed" xlink:actuate="onLoad">
            <text:p/>
          </draw:image>
        </draw:frame>
        <draw:rect draw:style-name="gr32" draw:text-style-name="P1" draw:layer="layout" svg:width="27.2cm" svg:height="1.5cm" svg:x="0.2cm" svg:y="9.2cm">
          <text:p/>
        </draw:rect>
      </draw:page>
      <draw:page draw:name="page44" draw:style-name="dp1" draw:master-page-name="Default">
        <draw:frame draw:style-name="gr33" draw:text-style-name="P1" draw:layer="layout" svg:width="22.266cm" svg:height="11.133cm" svg:x="0.101cm" svg:y="0.101cm">
          <draw:image xlink:href="Pictures/100000000000041C0000020E1095A07A.png" xlink:type="simple" xlink:show="embed" xlink:actuate="onLoad">
            <text:p/>
          </draw:image>
        </draw:frame>
      </draw:page>
      <draw:page draw:name="page45" draw:style-name="dp1" draw:master-page-name="Default">
        <draw:frame draw:style-name="gr33" draw:text-style-name="P1" draw:layer="layout" svg:width="21.399cm" svg:height="10.963cm" svg:x="0.1cm" svg:y="0.2cm">
          <draw:image xlink:href="Pictures/10000000000003F30000020679279C86.png" xlink:type="simple" xlink:show="embed" xlink:actuate="onLoad">
            <text:p/>
          </draw:image>
        </draw:frame>
      </draw:page>
      <draw:page draw:name="page46" draw:style-name="dp1" draw:master-page-name="Default">
        <draw:frame draw:style-name="gr33" draw:text-style-name="P1" draw:layer="layout" svg:width="22.711cm" svg:height="9.524cm" svg:x="0.089cm" svg:y="0.1cm">
          <draw:image xlink:href="Pictures/1000000000000431000001C2CE4DC96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ue_20_Crossed_20_45_20_Degrees" draw:display-name="Blue Crossed 45 Degrees" draw:style="double" draw:color="#000080" draw:distance="0.076cm" draw:rotation="450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-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>
      <style:graphic-properties draw:stroke="none" draw:fill="none" draw:shadow="hidden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5-26T14:24:36.91</meta:creation-date>
    <dc:date>2016-05-31T09:53:21.24</dc:date>
    <meta:editing-duration>PT9H39M29S</meta:editing-duration>
    <meta:editing-cycles>9</meta:editing-cycles>
    <meta:generator>OpenOffice/4.1.2$Win32 OpenOffice.org_project/412m3$Build-9782</meta:generator>
    <meta:document-statistic meta:object-count="128"/>
  </office:meta>
</office:document-meta>
</file>